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Browser.write( Writer out , String 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loymentBrowser.bundleUrlFor( String doc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mentBrowser.render(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loymentBrowser.renderHtml( HttpServletResponse response , String title , DocBody doc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Browser.renderXml( HttpServletResponse response , DocBody doc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loymentBrowser.DeploymentBrowser( ProcessStoreImpl store , AxisConfiguration config , File app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loymentBrowser.doFilter( final HttpServletRequest request , HttpServletResponse response )</text:p>
          </table:table-cell>
          <table:table-cell office:value-type="float" office:value="47">
            <text:p text:style-name="Table_20_Contents">47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95">
            <text:p text:style-name="Table_20_Contents">1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